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ConverterImpl.ObjectConverterImpl( Mapper mapper , AtomicTypeConverterProvider converter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ConverterImpl.insertBeanFields( Session session , Object object , ClassDescriptor classDescriptor , Node object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ObjectConverterImpl.retrieveMappedAttribute( Session session , Object object , String attribut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ObjectConverterImpl.retrieveCollectionField( Session session , CollectionDescriptor collectionDescriptor , Node parentNode , Object object , boolean forceToRetriev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ObjectConverterImpl.update( Session session , String uuId ,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bjectConverterImpl.getObject( Session session , String pat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ObjectConverterImpl.update( Session session ,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bjectConverterImpl.addDiscriminatorProperty( Object object , Node object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bjectConverterImpl.setMapper( 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onverterImpl.retrieveAllMappedAttributes( Session session ,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bjectConverterImpl.checkCompatibleNodeTypes( NodeType nodeType , ClassDescriptor descripto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bjectConverterImpl.retrieveBeanField( Session session , BeanDescriptor beanDescriptor , Node node , String path , Object object , boolean forceToRetriev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ObjectConverterImpl.update( Session session , Node parentNode , String nodeName ,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bjectConverterImpl.setAtomicTypeConverterProvider( AtomicTypeConverterProvider converter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onverterImpl.getObject( Session session , Class clazz , String path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">
            <text:p text:style-name="Table_20_Contents">7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ObjectConverterImpl.getNode( Node parentNode , ClassDescriptor classDescriptor , String nodeName , Object o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ObjectConverterImpl.ObjectConvert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bjectConverterImpl.retrieveBeanFields( Session session , ClassDescriptor classDescriptor , Node node , String path , Object object , boolean forceToRetriev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ConverterImpl.update( Session session , Node objectNode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bjectConverterImpl.insertCollectionFields( Session session , Object object , ClassDescriptor classDescriptor , Node object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bjectConverterImpl.getClassDescriptor( Class bean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ConverterImpl.updateBeanFields( Session session , Object object , ClassDescriptor classDescriptor , Node object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ObjectConverterImpl.updateCollectionFields( Session session , Object object , ClassDescriptor classDescriptor , Node object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bjectConverterImpl.ObjectConverterImpl( Mapper mapper , AtomicTypeConverterProvider converterProvider , ProxyManager proxyManager , ObjectCache requestObjec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ConverterImpl.retrieveCollectionFields( Session session , ClassDescriptor classDescriptor , Node parentNode , Object object , boolean forceToRetriev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ConverterImpl.checkCompatiblePrimaryNodeTypes( Session session , Node node , ClassDescriptor classDescriptor , boolean checkVersion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ObjectConverterImpl.insert( Session session ,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bjectConverterImpl.getPath( Session session ,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bjectConverterImpl.checkNodeType( Session session , ClassDescriptor classDescript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ObjectConverterImpl.getCollectionConverter( Session session , CollectionDescriptor collection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bjectConverterImpl.getActualNode( Session session ,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bjectConverterImpl.insert( Session session , Node parentNode , String nodeName , Object objec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